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ddresses" style:family="table">
      <style:table-properties style:width="6.6931in" table:align="margins"/>
    </style:style>
    <style:style style:name="addresses.A" style:family="table-column">
      <style:table-column-properties style:column-width="2.2313in" style:rel-column-width="21844*"/>
    </style:style>
    <style:style style:name="addresses.B" style:family="table-column">
      <style:table-column-properties style:column-width="2.2313in" style:rel-column-width="21846*"/>
    </style:style>
    <style:style style:name="addresses.C" style:family="table-column">
      <style:table-column-properties style:column-width="2.2313in" style:rel-column-width="21845*"/>
    </style:style>
    <style:style style:name="addresses.1" style:family="table-row">
      <style:table-row-properties style:min-row-height="0.1896in"/>
    </style:style>
    <style:style style:name="addresse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addresses.C1" style:family="table-cell">
      <style:table-cell-properties fo:background-color="#808080" fo:padding="0.0382in" fo:border="0.05pt solid #000000">
        <style:background-image/>
      </style:table-cell-properties>
    </style:style>
    <style:style style:name="addresses.A2" style:family="table-cell">
      <style:table-cell-properties fo:padding="0.0382in" fo:border-left="0.05pt solid #000000" fo:border-right="none" fo:border-top="none" fo:border-bottom="0.05pt solid #000000"/>
    </style:style>
    <style:style style:name="addresses.B2" style:family="table-cell">
      <style:table-cell-properties fo:padding="0.0382in" fo:border-left="0.05pt solid #000000" fo:border-right="none" fo:border-top="none" fo:border-bottom="0.05pt solid #000000"/>
    </style:style>
    <style:style style:name="addresse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848b" officeooo:paragraph-rsid="0012848b"/>
    </style:style>
    <style:style style:name="P2" style:family="paragraph" style:parent-style-name="Standard">
      <style:text-properties officeooo:rsid="0013e269" officeooo:paragraph-rsid="0013e269"/>
    </style:style>
    <style:style style:name="P3" style:family="paragraph" style:parent-style-name="Standard">
      <style:text-properties officeooo:rsid="0016e49d" officeooo:paragraph-rsid="0016e49d"/>
    </style:style>
    <style:style style:name="P4" style:family="paragraph" style:parent-style-name="Standard">
      <style:text-properties officeooo:rsid="0016e49d" officeooo:paragraph-rsid="0018d041"/>
    </style:style>
    <style:style style:name="P5" style:family="paragraph" style:parent-style-name="Standard">
      <style:text-properties officeooo:rsid="0018d041" officeooo:paragraph-rsid="0018d041"/>
    </style:style>
    <style:style style:name="P6" style:family="paragraph" style:parent-style-name="Standard">
      <style:text-properties officeooo:rsid="001cd05f" officeooo:paragraph-rsid="001cd05f"/>
    </style:style>
    <style:style style:name="P7" style:family="paragraph" style:parent-style-name="Standard">
      <style:text-properties officeooo:rsid="001d53b8" officeooo:paragraph-rsid="001d53b8"/>
    </style:style>
    <style:style style:name="P8" style:family="paragraph" style:parent-style-name="Standard">
      <style:text-properties officeooo:paragraph-rsid="001d53b8"/>
    </style:style>
    <style:style style:name="P9" style:family="paragraph" style:parent-style-name="Standard">
      <style:text-properties officeooo:paragraph-rsid="00270817"/>
    </style:style>
    <style:style style:name="P10" style:family="paragraph" style:parent-style-name="Table_20_Contents">
      <style:text-properties fo:color="#ffffff" fo:font-weight="bold" officeooo:rsid="0018d041" officeooo:paragraph-rsid="0018d041" fo:background-color="transparent" style:font-weight-asian="bold" style:font-weight-complex="bold"/>
    </style:style>
    <style:style style:name="P11" style:family="paragraph" style:parent-style-name="Table_20_Contents">
      <style:text-properties fo:color="#ffffff" fo:font-weight="bold" officeooo:rsid="00270817" officeooo:paragraph-rsid="00270817" fo:background-color="transparent" style:font-weight-asian="bold" style:font-weight-complex="bold"/>
    </style:style>
    <style:style style:name="P12" style:family="paragraph">
      <loext:graphic-properties draw:fill="none" draw:fill-color="#ffffff"/>
      <style:text-properties fo:font-size="12pt"/>
    </style:style>
    <style:style style:name="T1" style:family="text">
      <style:text-properties officeooo:rsid="0016e49d"/>
    </style:style>
    <style:style style:name="T2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Your name" text:name="name"/>
        <text:user-field-decl office:value-type="float" office:value="0" text:name="number"/>
        <text:user-field-decl office:value-type="string" office:string-value="Your childs name" text:name="child.name"/>
        <text:user-field-decl office:value-type="string" office:string-value="Street" text:name="addresses.0.street"/>
        <text:user-field-decl office:value-type="float" office:value="0" text:name="date"/>
        <text:user-field-decl office:value-type="string" office:string-value="specific address" text:name="street"/>
      </text:user-field-decls>
      <text:p text:style-name="P1">Simple Report Example document</text:p>
      <text:p text:style-name="P1">Name: <text:user-field-get text:name="name">Your name</text:user-field-get></text:p>
      <text:p text:style-name="P2">Name of your Child: <text:user-field-get text:name="child.name">Your childs name</text:user-field-get></text:p>
      <text:p text:style-name="P1">Number: <text:user-field-get style:data-style-name="N4" text:name="number">0.00</text:user-field-get></text:p>
      <text:p text:style-name="P1"/>
      <text:p text:style-name="P6">LibreOffice Date Field: <text:date style:data-style-name="N37" text:date-value="2016-05-25T16:24:34.163749348" text:fixed="true">25.05.16</text:date></text:p>
      <text:p text:style-name="P6">Custom Date Field: <text:user-field-get style:data-style-name="N36" text:name="date">30.12.1899</text:user-field-get></text:p>
      <text:p text:style-name="P1"/>
      <text:p text:style-name="P7">Global Address: <text:span text:style-name="T1"><text:user-field-get text:name="street">specific address</text:user-field-get></text:span></text:p>
      <text:p text:style-name="P3">First Address: <text:user-field-get text:name="addresses.0.street">Street</text:user-field-get></text:p>
      <text:p text:style-name="P3"/>
      <text:p text:style-name="P5">Addresses:</text:p>
      <table:table table:name="addresses" table:style-name="addresses">
        <table:table-column table:style-name="addresses.A"/>
        <table:table-column table:style-name="addresses.B"/>
        <table:table-column table:style-name="addresses.C"/>
        <table:table-header-rows>
          <table:table-row table:style-name="addresses.1">
            <table:table-cell table:style-name="addresses.A1" office:value-type="string">
              <text:p text:style-name="P10">Nr.</text:p>
            </table:table-cell>
            <table:table-cell table:style-name="addresses.A1" office:value-type="string">
              <text:p text:style-name="P10">Street</text:p>
            </table:table-cell>
            <table:table-cell table:style-name="addresses.C1" office:value-type="string">
              <text:p text:style-name="P11">Date</text:p>
            </table:table-cell>
          </table:table-row>
        </table:table-header-rows>
        <table:table-row>
          <table:table-cell table:style-name="addresses.A2" office:value-type="string">
            <text:p text:style-name="P4"><draw:frame text:anchor-type="as-char" svg:y="-0.1437in" draw:z-index="0" draw:name="id" draw:style-name="gr1" draw:text-style-name="P12" svg:width="1.5433in" svg:height="0.1925in"><draw:text-box><text:p><text:span text:style-name="T2">Id</text:span></text:p></draw:text-box></draw:frame></text:p>
          </table:table-cell>
          <table:table-cell table:style-name="addresses.B2" office:value-type="string">
            <text:p text:style-name="P8"><draw:frame text:anchor-type="as-char" svg:y="-0.1437in" draw:z-index="1" draw:name="street" draw:style-name="gr1" draw:text-style-name="P12" svg:width="1.5433in" svg:height="0.1925in"><draw:text-box><text:p><text:span text:style-name="T2">Street</text:span></text:p></draw:text-box></draw:frame></text:p>
          </table:table-cell>
          <table:table-cell table:style-name="addresses.C2" office:value-type="string">
            <text:p text:style-name="P9"><draw:frame text:anchor-type="as-char" svg:y="-0.1437in" draw:z-index="2" draw:name="date | date: &quot;EEE, dd.MM.yyyy&quot;" draw:style-name="gr1" draw:text-style-name="P12" svg:width="1.5433in" svg:height="0.1925in"><draw:text-box><text:p><text:span text:style-name="T2">date</text:span></text:p></draw:text-box></draw:frame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5-25T15:50:06.201321428</meta:creation-date>
    <dc:date>2016-05-25T17:34:08.824097848</dc:date>
    <dc:creator>Mike Toggweiler</dc:creator>
    <meta:editing-duration>PT27M37S</meta:editing-duration>
    <meta:editing-cycles>21</meta:editing-cycles>
    <meta:generator>LibreOffice/4.4.6.3$Linux_X86_64 LibreOffice_project/40m0$Build-3</meta:generator>
    <meta:document-statistic meta:table-count="1" meta:image-count="0" meta:object-count="0" meta:page-count="1" meta:paragraph-count="15" meta:word-count="35" meta:character-count="230" meta:non-whitespace-character-count="207"/>
  </office:meta>
</office:document-meta>
</file>